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7.1799in" fo:margin-left="0.5181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8444in"/>
    </style:style>
    <style:style style:name="Table1.C" style:family="table-column">
      <style:table-column-properties style:column-width="0.5271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4819in"/>
    </style:style>
    <style:style style:name="Table1.F" style:family="table-column">
      <style:table-column-properties style:column-width="1.525in"/>
    </style:style>
    <style:style style:name="Table1.G" style:family="table-column">
      <style:table-column-properties style:column-width="1.3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50fbaa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72684" officeooo:paragraph-rsid="0037268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cf663" officeooo:paragraph-rsid="003d4f0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372684" officeooo:paragraph-rsid="0050fbaa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DejaVu Sans Condensed1" officeooo:rsid="0057461e" officeooo:paragraph-rsid="0057461e"/>
    </style:style>
    <style:style style:name="P8" style:family="paragraph" style:parent-style-name="Standard">
      <style:paragraph-properties fo:text-align="start" style:justify-single-word="false"/>
      <style:text-properties style:font-name="DejaVu Sans Condensed1" officeooo:rsid="0057461e" officeooo:paragraph-rsid="0057461e"/>
    </style:style>
    <style:style style:name="P9" style:family="paragraph" style:parent-style-name="Standard">
      <style:text-properties style:font-name="DejaVu Sans Condensed1" officeooo:rsid="00680088" officeooo:paragraph-rsid="0050fbaa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officeooo:rsid="00520e2d" officeooo:paragraph-rsid="00520e2d"/>
    </style:style>
    <style:style style:name="P11" style:family="paragraph" style:parent-style-name="Standard">
      <style:text-properties style:font-name="DejaVu Sans Condensed1" officeooo:rsid="00520e2d" officeooo:paragraph-rsid="0057461e"/>
    </style:style>
    <style:style style:name="P12" style:family="paragraph" style:parent-style-name="Standard">
      <style:text-properties style:font-name="DejaVu Sans Condensed1" officeooo:rsid="00538280" officeooo:paragraph-rsid="0057461e"/>
    </style:style>
    <style:style style:name="P13" style:family="paragraph" style:parent-style-name="Standard">
      <style:text-properties style:font-name="DejaVu Sans Condensed1" officeooo:paragraph-rsid="0057461e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0088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d4f06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72684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939b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c1fa7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0fbaa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7d94c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20e2d" officeooo:paragraph-rsid="00520e2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20e2d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38280" officeooo:paragraph-rsid="0053828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7461e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372684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3d4f06" officeooo:paragraph-rsid="003d4f06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5a2269"/>
    </style:style>
    <style:style style:name="P31" style:family="paragraph" style:parent-style-name="Standard">
      <style:paragraph-properties fo:text-align="start" style:justify-single-word="false"/>
      <style:text-properties officeooo:paragraph-rsid="001c0208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4f06" officeooo:paragraph-rsid="005a2269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37674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72684" style:font-weight-asian="normal" style:font-weight-complex="normal"/>
    </style:style>
    <style:style style:name="T4" style:family="text">
      <style:text-properties fo:font-weight="normal" officeooo:rsid="003d4f06" style:font-weight-asian="normal" style:font-weight-complex="normal"/>
    </style:style>
    <style:style style:name="T5" style:family="text">
      <style:text-properties style:text-line-through-style="none" style:text-line-through-type="none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fo:font-size="12pt" fo:font-style="normal" fo:font-weight="normal" officeooo:rsid="0050fbaa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fo:font-size="12pt" fo:font-style="normal" fo:font-weight="normal" officeooo:rsid="00519ef4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50fbaa"/>
    </style:style>
    <style:style style:name="T11" style:family="text">
      <style:text-properties officeooo:rsid="00520e2d"/>
    </style:style>
    <style:style style:name="T12" style:family="text">
      <style:text-properties fo:font-size="12pt" fo:font-weight="bold" officeooo:rsid="004f72ac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504413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4d6aa3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f2ab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c952a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3e44b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148d5" style:font-size-asian="12pt" style:font-weight-asian="bold" style:font-size-complex="12pt" style:font-weight-complex="bold"/>
    </style:style>
    <style:style style:name="T21" style:family="text">
      <style:text-properties officeooo:rsid="00538280"/>
    </style:style>
    <style:style style:name="T22" style:family="text">
      <style:text-properties officeooo:rsid="0057461e"/>
    </style:style>
    <style:style style:name="T23" style:family="text">
      <style:text-properties style:font-name="DejaVu Sans Condensed" fo:font-weight="bold" style:font-weight-asian="bold" style:font-name-complex="DejaVu Sans Condensed2" style:font-weight-complex="bold"/>
    </style:style>
    <style:style style:name="T24" style:family="text">
      <style:text-properties style:font-name="DejaVu Sans Condensed" fo:font-weight="bold" officeooo:rsid="0058f078" style:font-weight-asian="bold" style:font-name-complex="DejaVu Sans Condensed2" style:font-weight-complex="bold"/>
    </style:style>
    <style:style style:name="T25" style:family="text">
      <style:text-properties style:font-name="DejaVu Sans Condensed" fo:font-weight="bold" officeooo:rsid="005a421f" style:font-weight-asian="bold" style:font-name-complex="DejaVu Sans Condensed2" style:font-weight-complex="bold"/>
    </style:style>
    <style:style style:name="T26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27" style:family="text">
      <style:text-properties style:font-name="DejaVu Sans Condensed" fo:font-weight="normal" officeooo:rsid="0058f078" style:font-weight-asian="normal" style:font-name-complex="DejaVu Sans Condensed2" style:font-weight-complex="normal"/>
    </style:style>
    <style:style style:name="T28" style:family="text">
      <style:text-properties officeooo:rsid="005a421f"/>
    </style:style>
    <style:style style:name="T29" style:family="text">
      <style:text-properties style:font-name="DejaVu Sans Condensed1" fo:font-size="12pt" fo:font-weight="bold" officeooo:rsid="004f72ac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504413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4d6aa3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4c952a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5a421f" style:font-size-asian="12pt" style:font-weight-asian="bold" style:font-size-complex="12pt" style:font-weight-complex="bold"/>
    </style:style>
    <style:style style:name="T36" style:family="text">
      <style:text-properties officeooo:rsid="005b35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9">3</text:span><text:span text:style-name="T30">0</text:span><text:span text:style-name="T31">1</text:span><text:span text:style-name="T32"> - </text:span><text:span text:style-name="T29">Flight - </text:span><text:span text:style-name="T33">Radios</text:span><text:span text:style-name="T34">, </text:span><text:span text:style-name="T35">VRS Recovery</text:span></text:p>
      <text:p text:style-name="P5"/>
      <text:p text:style-name="P2">Radio <text:span text:style-name="T1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2315306070720">
          <table:table-cell table:style-name="Table1.A1" office:value-type="string">
            <text:p text:style-name="P14">COM1</text:p>
          </table:table-cell>
          <table:table-cell table:style-name="Table1.A1" office:value-type="string">
            <text:p text:style-name="P15">ARC-51BX</text:p>
          </table:table-cell>
          <table:table-cell table:style-name="Table1.A1" office:value-type="string">
            <text:p text:style-name="P16">UHF</text:p>
          </table:table-cell>
          <table:table-cell table:style-name="Table1.A1" office:value-type="string">
            <text:p text:style-name="P1"><text:span text:style-name="T5">22</text:span><text:span text:style-name="T6">5</text:span><text:span text:style-name="T5">.000 to </text:span><text:span text:style-name="T7">399.9</text:span><text:span text:style-name="T6">5</text:span><text:span text:style-name="T7"> MHz</text:span></text:p>
          </table:table-cell>
          <table:table-cell table:style-name="Table1.A1" office:value-type="string">
            <text:p text:style-name="P17"><text:span text:style-name="T10">A</text:span>M</text:p>
          </table:table-cell>
          <table:table-cell table:style-name="Table1.A1" office:value-type="string">
            <text:p text:style-name="P22">"UHF" panel</text:p>
            <text:p text:style-name="P24">left stack</text:p>
          </table:table-cell>
          <table:table-cell table:style-name="Table1.G1" office:value-type="string">
            <text:p text:style-name="P8">Radio Selector 2</text:p>
          </table:table-cell>
        </table:table-row>
        <table:table-row table:style-name="TableLine2315306060656">
          <table:table-cell table:style-name="Table1.A2" office:value-type="string">
            <text:p text:style-name="P14">COM2</text:p>
          </table:table-cell>
          <table:table-cell table:style-name="Table1.A2" office:value-type="string">
            <text:p text:style-name="P18">ARC-134</text:p>
          </table:table-cell>
          <table:table-cell table:style-name="Table1.A2" office:value-type="string">
            <text:p text:style-name="P19">VHF</text:p>
          </table:table-cell>
          <table:table-cell table:style-name="Table1.A2" office:value-type="string">
            <text:p text:style-name="P16"><text:span text:style-name="T10">116.000 to 149.975</text:span> MHz</text:p>
          </table:table-cell>
          <table:table-cell table:style-name="Table1.A2" office:value-type="string">
            <text:p text:style-name="P9">AM</text:p>
          </table:table-cell>
          <table:table-cell table:style-name="Table1.A2" office:value-type="string">
            <text:p text:style-name="P13"><text:span text:style-name="T11">"VHF COMM"</text:span><text:span text:style-name="T22"> panel</text:span></text:p>
            <text:p text:style-name="P7">left stack</text:p>
          </table:table-cell>
          <table:table-cell table:style-name="Table1.G2" office:value-type="string">
            <text:p text:style-name="P7">Radio Selector 3</text:p>
          </table:table-cell>
        </table:table-row>
        <table:table-row table:style-name="TableLine2315563226640">
          <table:table-cell table:style-name="Table1.A2" office:value-type="string">
            <text:p text:style-name="P14">COM3</text:p>
          </table:table-cell>
          <table:table-cell table:style-name="Table1.A2" office:value-type="string">
            <text:p text:style-name="P15">ARC-131</text:p>
          </table:table-cell>
          <table:table-cell table:style-name="Table1.A2" office:value-type="string">
            <text:p text:style-name="P16">LVHF</text:p>
          </table:table-cell>
          <table:table-cell table:style-name="Table1.A2" office:value-type="string">
            <text:p text:style-name="P1"><text:bookmark text:name="page387R_mcid931"/><text:span text:style-name="T8">3</text:span><text:span text:style-name="T7">0</text:span><text:bookmark text:name="page387R_mcid941"/><text:span text:style-name="T7">.</text:span><text:span text:style-name="T9">000</text:span><text:span text:style-name="T7"> to</text:span><text:bookmark text:name="page387R_mcid951"/><text:span text:style-name="T7"> </text:span><text:span text:style-name="T8">75</text:span><text:span text:style-name="T7">.9</text:span><text:bookmark text:name="page387R_mcid921"/><text:span text:style-name="T7">5 MHz</text:span></text:p>
          </table:table-cell>
          <table:table-cell table:style-name="Table1.A2" office:value-type="string">
            <text:p text:style-name="P20">FM</text:p>
          </table:table-cell>
          <table:table-cell table:style-name="Table1.A2" office:value-type="string">
            <text:p text:style-name="P11">"FM COMM"<text:span text:style-name="T22"> panel</text:span></text:p>
            <text:p text:style-name="P7">right stack</text:p>
          </table:table-cell>
          <table:table-cell table:style-name="Table1.G2" office:value-type="string">
            <text:p text:style-name="P7">Radio Selector 1</text:p>
          </table:table-cell>
        </table:table-row>
        <table:table-row table:style-name="TableLine2315563226912">
          <table:table-cell table:style-name="Table1.A2" office:value-type="string">
            <text:p text:style-name="P21">--</text:p>
          </table:table-cell>
          <table:table-cell table:style-name="Table1.A2" office:value-type="string">
            <text:p text:style-name="P21">ARN-82</text:p>
          </table:table-cell>
          <table:table-cell table:style-name="Table1.A2" office:value-type="string">
            <text:p text:style-name="P21">VHF</text:p>
          </table:table-cell>
          <table:table-cell table:style-name="Table1.A2" office:value-type="string">
            <text:p text:style-name="P10">108.00 to 126.95 MHz</text:p>
          </table:table-cell>
          <table:table-cell table:style-name="Table1.A2" office:value-type="string">
            <text:p text:style-name="P21">VOR</text:p>
          </table:table-cell>
          <table:table-cell table:style-name="Table1.A2" office:value-type="string">
            <text:p text:style-name="P11">"NAV-COMM" panel</text:p>
            <text:p text:style-name="P7">left stack</text:p>
          </table:table-cell>
          <table:table-cell table:style-name="Table1.G2" office:value-type="string">
            <text:p text:style-name="P11">VOR receiver</text:p>
          </table:table-cell>
        </table:table-row>
        <table:table-row table:style-name="TableLine2315563231808">
          <table:table-cell table:style-name="Table1.A2" office:value-type="string">
            <text:p text:style-name="P21">--</text:p>
          </table:table-cell>
          <table:table-cell table:style-name="Table1.A2" office:value-type="string">
            <text:p text:style-name="P21">ARN-83</text:p>
          </table:table-cell>
          <table:table-cell table:style-name="Table1.A2" office:value-type="string">
            <text:p text:style-name="P23">LF/MF</text:p>
          </table:table-cell>
          <table:table-cell table:style-name="Table1.A2" office:value-type="string">
            <text:p text:style-name="P10">190 to 1750 kHz</text:p>
          </table:table-cell>
          <table:table-cell table:style-name="Table1.A2" office:value-type="string">
            <text:p text:style-name="P23">AM??</text:p>
          </table:table-cell>
          <table:table-cell table:style-name="Table1.A2" office:value-type="string">
            <text:p text:style-name="P12">"ADF" panel</text:p>
            <text:p text:style-name="P7">right stack</text:p>
          </table:table-cell>
          <table:table-cell table:style-name="Table1.G2" office:value-type="string">
            <text:p text:style-name="P12">ADF receiver</text:p>
          </table:table-cell>
        </table:table-row>
      </table:table>
      <text:p text:style-name="P6">All</text:p>
      <text:list xml:id="list395803404" text:style-name="L1">
        <text:list-item>
          <text:p text:style-name="P25"><text:span text:style-name="T3">On </text:span><text:span text:style-name="T4">Signal Distribution Panel (center console), set Transmit/Interphone Selector knob </text:span><text:span text:style-name="T3">to desired radio:</text:span></text:p>
        </text:list-item>
      </text:list>
      <text:list xml:id="list1300842820" text:style-name="L2">
        <text:list-item>
          <text:list>
            <text:list-item>
              <text:p text:style-name="P26"><text:span text:style-name="T3">P</text:span><text:span text:style-name="T2">VT: hotline</text:span></text:p>
            </text:list-item>
            <text:list-item>
              <text:p text:style-name="P27">INT: Interphone (also communicates with ground crew)</text:p>
            </text:list-item>
            <text:list-item>
              <text:p text:style-name="P27">1: ARC-131 VHF FM<text:span text:style-name="T36"> (COM3)</text:span></text:p>
            </text:list-item>
            <text:list-item>
              <text:p text:style-name="P27">2: ARC-51BX UHF<text:span text:style-name="T21"> AM</text:span><text:span text:style-name="T36"> (COM1)</text:span></text:p>
            </text:list-item>
            <text:list-item>
              <text:p text:style-name="P27">3: ARC-134 VHF AM<text:span text:style-name="T36"> (COM2)</text:span></text:p>
            </text:list-item>
            <text:list-item>
              <text:p text:style-name="P27">4: not used</text:p>
            </text:list-item>
          </text:list>
        </text:list-item>
      </text:list>
      <text:list xml:id="list164121536585794" text:continue-list="list395803404" text:style-name="L1">
        <text:list-item>
          <text:p text:style-name="P28">Set all radio knobs to T/R<text:span text:style-name="T21"> or T/R+G.</text:span></text:p>
        </text:list-item>
      </text:list>
      <text:p text:style-name="P3"/>
      <text:p text:style-name="P3"><text:span text:style-name="T25">VRS </text:span><text:span text:style-name="T23">Vuichard Recovery Technique for </text:span><text:span text:style-name="T24">counter-</text:span><text:span text:style-name="T23">clockwise rotor</text:span></text:p>
      <text:list xml:id="list1913769402" text:style-name="L3">
        <text:list-item>
          <text:p text:style-name="P29"><text:span text:style-name="T26">Full </text:span><text:span text:style-name="T27">left</text:span><text:span text:style-name="T26"> pedal (power pedal).</text:span></text:p>
        </text:list-item>
        <text:list-item>
          <text:p text:style-name="P30"><text:span text:style-name="T27">Right</text:span><text:span text:style-name="T26"> cyclic for 15-20 deg bank.</text:span></text:p>
        </text:list-item>
        <text:list-item>
          <text:p text:style-name="P32">Raise collective slowly.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48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0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51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5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5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1H12M50S</meta:editing-duration>
    <meta:editing-cycles>64</meta:editing-cycles>
    <meta:generator>LibreOffice/7.0.3.1$Windows_X86_64 LibreOffice_project/d7547858d014d4cf69878db179d326fc3483e082</meta:generator>
    <dc:date>2022-08-22T16:39:30.087000000</dc:date>
    <meta:document-statistic meta:table-count="1" meta:image-count="0" meta:object-count="0" meta:page-count="1" meta:paragraph-count="55" meta:word-count="167" meta:character-count="878" meta:non-whitespace-character-count="777"/>
  </office:meta>
</office:document-meta>
</file>